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7.89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ce5"/>
        <table:table-column table:style-name="co2" table:number-columns-repeated="2" table:default-cell-style-name="ce5"/>
        <table:table-column table:style-name="co2" table:default-cell-style-name="Default"/>
        <table:table-column table:style-name="co4" table:default-cell-style-name="ce5"/>
        <table:table-column table:style-name="co2" table:number-columns-repeated="2" table:default-cell-style-name="ce5"/>
        <table:table-column table:style-name="co2" table:default-cell-style-name="Default"/>
        <table:table-column table:style-name="co5" table:default-cell-style-name="ce5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US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VENDO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RANSACTION_DETAI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XPENS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VENDO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XPENSE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ST_LOGIN</text:p>
          </table:table-cell>
          <table:table-cell office:value-type="string" calcext:value-type="string">
            <text:p>DATE_TIM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NUMB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ENDO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6" table:number-columns-spanned="3" table:number-rows-spanned="1"/>
          <table:covered-table-cell table:number-columns-repeated="2"/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VENDOR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4" table:number-columns-repeated="3"/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XPENSEID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USER_DETAI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TEM</text:p>
          </table:table-cell>
          <table:covered-table-cell table:number-columns-repeated="2"/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/>
          <table:table-cell table:style-name="ce1" office:value-type="string" calcext:value-type="string" table:number-columns-spanned="3" table:number-rows-spanned="1">
            <text:p>EXPENSE_DETAIL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 table:number-columns-spanned="3" table:number-rows-spanned="1">
            <text:p>TRANSACTION</text:p>
          </table:table-cell>
          <table:covered-table-cell table:number-columns-repeated="2"/>
          <table:table-cell/>
          <table:table-cell office:value-type="string" calcext:value-type="string">
            <text:p>EXPENS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table:number-columns-spanned="3" table:number-rows-spanned="1"/>
          <table:covered-table-cell table:number-columns-repeated="2"/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XPENSE_TYPE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TEM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TRANS_TYP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TRANS_MOD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XPENSE_TYPE</text:p>
          </table:table-cell>
          <table:covered-table-cell table:number-columns-repeated="2"/>
          <table:table-cell/>
          <table:table-cell office:value-type="string" calcext:value-type="string">
            <text:p>TRANS_TIME</text:p>
          </table:table-cell>
          <table:table-cell office:value-type="string" calcext:value-type="string">
            <text:p>DAT_TIM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EXPENSE_TYPE_I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/>
          <table:table-cell table:number-columns-repeated="3"/>
          <table:table-cell office:value-type="string" calcext:value-type="string">
            <text:p>DECLARED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office:value-type="string" calcext:value-type="string">
            <text:p>EXPENSEID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EXPENSE_TYPE_ID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TRANSACTION_MODE</text:p>
          </table:table-cell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TRANS_MOD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TRANS_MODE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 style:data-style-name="N2" text:time-value="18:57:16.571699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9:06:07.818582040</meta:creation-date>
    <dc:date>2018-03-24T19:03:38.925799985</dc:date>
    <meta:editing-duration>PT42M47S</meta:editing-duration>
    <meta:editing-cycles>8</meta:editing-cycles>
    <meta:generator>LibreOffice/5.1.6.2$Linux_X86_64 LibreOffice_project/10m0$Build-2</meta:generator>
    <meta:document-statistic meta:table-count="1" meta:cell-count="126" meta:object-count="0"/>
  </office:meta>
</office:document-meta>
</file>